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201000006B4000003C22BDC210184E06C16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14.999cm" svg:height="8.408cm" svg:x="0cm" svg:y="-0.008cm">
          <draw:image xlink:href="Pictures/10000201000006B4000003C22BDC210184E06C16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cm" fo:margin-bottom="0cm" fo:margin-left="0cm" fo:margin-right="0cm" fo:page-width="15cm" fo:page-height="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8T09:47:32.733000000</meta:creation-date>
    <dc:date>2018-02-17T10:22:17.793403000</dc:date>
    <meta:editing-duration>PT3M1S</meta:editing-duration>
    <meta:editing-cycles>3</meta:editing-cycles>
    <meta:generator>LibreOffice/5.4.3.2$MacOSX_X86_64 LibreOffice_project/92a7159f7e4af62137622921e809f8546db437e5</meta:generator>
    <meta:document-statistic meta:object-count="1"/>
  </office:meta>
</office:document-meta>
</file>